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, 'Script MT Bold'"/>
    <style:font-face style:name="times new roman" svg:font-family="'times new roman', time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Standard" style:list-style-name="L2"/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2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 style:list-style-name="L3">
      <style:text-properties fo:font-weight="normal" style:font-weight-asian="normal" style:font-weight-complex="normal"/>
    </style:style>
    <style:style style:name="T1" style:family="text">
      <style:text-properties fo:color="#000000" style:font-name="times new roman" fo:font-size="14pt" fo:letter-spacing="normal" fo:font-style="italic" fo:font-weight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202317514920012778" text:style-name="L2">
        <text:list-item>
          <text:p text:style-name="P4">Acceuil</text:p>
          <text:p text:style-name="P2"/>
        </text:list-item>
      </text:list>
      <text:p text:style-name="Standard">Bienvenue sur MOVI, le site pour les Mini-Objets Volants non Identifiés. Ici retrouvez une documentation de base sur les principes de l'aéro-modélisme.</text:p>
      <text:p text:style-name="P3"/>
      <text:list xml:id="list22608293" text:continue-numbering="true" text:style-name="L2">
        <text:list-item>
          <text:p text:style-name="P4">Histoire </text:p>
        </text:list-item>
      </text:list>
      <text:p text:style-name="P3"/>
      <text:list xml:id="list22614042" text:continue-numbering="true" text:style-name="L2">
        <text:list-item>
          <text:p text:style-name="P4">Flotte</text:p>
        </text:list-item>
      </text:list>
      <text:p text:style-name="P3"/>
      <text:list xml:id="list22594589" text:continue-numbering="true" text:style-name="L2">
        <text:list-item>
          <text:p text:style-name="P4">Motorisation</text:p>
        </text:list-item>
      </text:list>
      <text:p text:style-name="P3"/>
      <text:p text:style-name="P5">Élément essentiel de l'avion </text:p>
      <text:list xml:id="list8404267405353405337" text:style-name="L3">
        <text:list-item>
          <text:p text:style-name="P6">Le thermique : à l'heure actuelle, il est le moteur le plus répandu pour les aéromodèles d'avions, d'hélicoptères et de moto planeurs.</text:p>
        </text:list-item>
      </text:list>
      <text:p text:style-name="P5"/>
      <text:p text:style-name="P3"/>
      <text:list xml:id="list22601445" text:continue-list="list22594589" text:style-name="L2">
        <text:list-item>
          <text:p text:style-name="P4">Compétition</text:p>
        </text:list-item>
      </text:list>
      <text:p text:style-name="P3"/>
      <text:list xml:id="list22598526" text:continue-numbering="true" text:style-name="L2">
        <text:list-item>
          <text:p text:style-name="P4">FindMyCentre</text:p>
        </text:list-item>
      </text:list>
      <text:p text:style-name="P3"/>
      <text:list xml:id="list22588321" text:continue-numbering="true" text:style-name="L2">
        <text:list-item>
          <text:p text:style-name="P4">Contact</text:p>
        </text:list-item>
      </text:list>
      <text:p text:style-name="P3"/>
      <text:list xml:id="list22590500" text:continue-numbering="true" text:style-name="L2">
        <text:list-item>
          <text:p text:style-name="P4">A Propos</text:p>
        </text:list-item>
      </text:list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, 'Script MT Bold'"/>
    <style:font-face style:name="times new roman" svg:font-family="'times new roman', time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Éloïse </meta:initial-creator>
    <meta:creation-date>2022-10-31T02:09:58.41</meta:creation-date>
    <dc:date>2022-10-31T02:36:44.57</dc:date>
    <dc:creator>Éloïse </dc:creator>
    <meta:editing-duration>PT11M35S</meta:editing-duration>
    <meta:editing-cycles>2</meta:editing-cycles>
    <meta:generator>OpenOffice/4.1.13$Win32 OpenOffice.org_project/4113m1$Build-9810</meta:generator>
    <meta:document-statistic meta:table-count="0" meta:image-count="0" meta:object-count="0" meta:page-count="1" meta:paragraph-count="11" meta:word-count="66" meta:character-count="403"/>
  </office:meta>
</office:document-meta>
</file>